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3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2610" calcext:value-type="float">
            <text:p>2610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1647.9" calcext:value-type="float">
            <text:p>1647.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1551.5" calcext:value-type="float">
            <text:p>1551.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811.898659521823" calcext:value-type="float">
            <text:p>811.898659521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492686849640041" calcext:value-type="float">
            <text:p>0.492686849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3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22:04.234000000</dc:date>
    <meta:editing-duration>PT6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